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margin-left="0.5in" fo:text-indent="-0.25in">
        <style:tab-stops/>
      </style:paragraph-properties>
    </style:style>
    <style:style style:name="P2" style:parent-style-name="Normal" style:family="paragraph">
      <style:paragraph-properties fo:margin-left="0.5in" fo:text-indent="-0.25in">
        <style:tab-stops/>
      </style:paragraph-properties>
    </style:style>
    <style:style style:name="P3" style:parent-style-name="Paragraphedeliste" style:list-style-name="LFO1" style:family="paragraph"/>
    <style:style style:name="P4" style:parent-style-name="Paragraphedeliste" style:list-style-name="LFO1" style:family="paragraph"/>
    <style:style style:name="P5" style:parent-style-name="Paragraphedeliste" style:list-style-name="LFO1" style:family="paragraph"/>
    <style:style style:name="P6" style:parent-style-name="Paragraphedeliste" style:list-style-name="LFO1" style:family="paragraph"/>
    <style:style style:name="P7" style:parent-style-name="Paragraphedeliste" style:list-style-name="LFO1" style:family="paragraph"/>
    <style:style style:name="P8" style:parent-style-name="Paragraphedeliste" style:list-style-name="LFO1" style:family="paragraph"/>
    <style:style style:name="P9" style:parent-style-name="Paragraphedeliste" style:list-style-name="LFO1" style:family="paragraph"/>
    <style:style style:name="P10" style:parent-style-name="Paragraphedeliste" style:list-style-name="LFO1" style:family="paragraph"/>
    <style:style style:name="P11" style:parent-style-name="Paragraphedeliste" style:list-style-name="LFO1" style:family="paragraph"/>
    <style:style style:name="P12" style:parent-style-name="Paragraphedeliste" style:list-style-name="LFO1" style:family="paragraph"/>
    <style:style style:name="P13" style:parent-style-name="Paragraphedeliste" style:list-style-name="LFO1" style:family="paragraph"/>
    <style:style style:name="P14" style:parent-style-name="Paragraphedeliste" style:list-style-name="LFO1" style:family="paragraph"/>
    <style:style style:name="P15" style:parent-style-name="Paragraphedeliste" style:list-style-name="LFO1" style:family="paragraph"/>
    <style:style style:name="P16" style:parent-style-name="Paragraphedeliste" style:list-style-name="LFO1" style:family="paragraph"/>
    <style:style style:name="P17" style:parent-style-name="Paragraphedeliste" style:list-style-name="LFO1" style:family="paragraph"/>
    <style:style style:name="P18" style:parent-style-name="Paragraphedeliste" style:list-style-name="LFO1" style:family="paragraph"/>
    <style:style style:name="T1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2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2" style:parent-style-name="Paragraphedeliste" style:list-style-name="LFO1" style:family="paragraph"/>
    <style:style style:name="T2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4" style:parent-style-name="Paragraphedeliste" style:list-style-name="LFO1" style:family="paragraph"/>
    <style:style style:name="T2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26" style:parent-style-name="Paragraphedeliste" style:list-style-name="LFO1" style:family="paragraph"/>
    <style:style style:name="P27" style:parent-style-name="Paragraphedeliste" style:list-style-name="LFO1" style:family="paragraph"/>
    <style:style style:name="P28" style:parent-style-name="Paragraphedeliste" style:list-style-name="LFO1" style:family="paragraph"/>
    <style:style style:name="P29" style:parent-style-name="Paragraphedeliste" style:list-style-name="LFO1" style:family="paragraph"/>
    <style:style style:name="P30" style:parent-style-name="Paragraphedeliste" style:list-style-name="LFO1" style:family="paragraph"/>
    <style:style style:name="P31" style:parent-style-name="Paragraphedeliste" style:list-style-name="LFO1" style:family="paragraph"/>
    <style:style style:name="P32" style:parent-style-name="Paragraphedeliste" style:list-style-name="LFO1" style:family="paragraph"/>
    <style:style style:name="P33" style:parent-style-name="Paragraphedeliste" style:list-style-name="LFO1" style:family="paragraph"/>
    <style:style style:name="P34" style:parent-style-name="Paragraphedeliste" style:list-style-name="LFO1" style:family="paragraph"/>
    <style:style style:name="P35" style:parent-style-name="Paragraphedeliste" style:list-style-name="LFO1" style:family="paragraph"/>
    <style:style style:name="P36" style:parent-style-name="Paragraphedeliste" style:list-style-name="LFO1" style:family="paragraph"/>
    <style:style style:name="P37" style:parent-style-name="Paragraphedeliste" style:list-style-name="LFO1" style:family="paragraph"/>
    <style:style style:name="T38" style:parent-style-name="Policepardéfaut" style:family="text">
      <style:text-properties fo:language="en" fo:country="GB"/>
    </style:style>
  </office:automatic-styles>
  <office:body>
    <office:text text:use-soft-page-breaks="true">
      <text:p text:style-name="P1">MET-02 : Questionnaire d’appropriation du cours : Angular - 2</text:p>
      <text:p text:style-name="P2"/>
      <text:list text:style-name="LFO1" text:continue-numbering="true">
        <text:list-item>
          <text:p text:style-name="P3">Qu’est-ce qu’un service ANGULAR ?</text:p>
        </text:list-item>
      </text:list>
      <text:p text:style-name="Normal">un service permet de centraliser des méthodes utilisées par plusieurs composants de l’application ou de manière globale par l'application entière.</text:p>
      <text:list text:style-name="LFO1" text:continue-numbering="true">
        <text:list-item>
          <text:p text:style-name="P4"><text:s/>Qu’est-ce que l’injection dans ANGULAR ?</text:p>
        </text:list-item>
      </text:list>
      <text:p text:style-name="Normal">L’injection permet d’utiliser un service</text:p>
      <text:list text:style-name="LFO1" text:continue-numbering="true">
        <text:list-item>
          <text:p text:style-name="P5">Quels sont les différents niveaux d’injection possible ?</text:p>
        </text:list-item>
      </text:list>
      <text:p text:style-name="Normal">AppModule, AppComponent, un autre component</text:p>
      <text:list text:style-name="LFO1" text:continue-numbering="true">
        <text:list-item>
          <text:p text:style-name="P6">Quelle différence entre un service Injecté en private et en public ?</text:p>
        </text:list-item>
      </text:list>
      <text:p text:style-name="Normal">Un service injecté en public peut être utilisé par d’autres components contrairement a un service injecté en privé ou seul le component lui-meme aura accès à l’instance du service.</text:p>
      <text:list text:style-name="LFO1" text:continue-numbering="true">
        <text:list-item>
          <text:p text:style-name="P7">Ou doit être injecté un service dans un composant ?</text:p>
        </text:list-item>
      </text:list>
      <text:p text:style-name="Normal">Au dessus<text:s/>du constructeur.</text:p>
      <text:list text:style-name="LFO1" text:continue-numbering="true">
        <text:list-item>
          <text:p text:style-name="P8">A quoi sert l’annotation @injectable ? Ou doit-elle être utilisée ?</text:p>
        </text:list-item>
      </text:list>
      <text:p text:style-name="Normal">@Injectable() est un décorateur un peu particulier. Il ne permet pas l’injection à proprement parlé, mais plutôt d’initialiser un contexte détectabilité.</text:p>
      <text:list text:style-name="LFO1" text:continue-numbering="true">
        <text:list-item>
          <text:p text:style-name="P9">Qu’est-ce que la programmation réactive ?</text:p>
        </text:list-item>
      </text:list>
      <text:p text:style-name="Normal">La programmation réactive est un paradigme de programmation dont le concept repose sur l'émission de données depuis une ou plusieurs sources (producteurs) à destinations d'autres éléments appelés consommateurs.</text:p>
      <text:list text:style-name="LFO1" text:continue-numbering="true">
        <text:list-item>
          <text:p text:style-name="P10">Quel est le nom de la librairie utilisée par Angular ?</text:p>
        </text:list-item>
      </text:list>
      <text:p text:style-name="Normal">'@angular/core'</text:p>
      <text:list text:style-name="LFO1" text:continue-numbering="true">
        <text:list-item>
          <text:p text:style-name="P11">Quelle sont les différences entre une Librairie et un Framework ?</text:p>
        </text:list-item>
      </text:list>
      <text:p text:style-name="Normal">L’inversion de contrôle est la principale différence entre une librairie et un framework. Lorsque<text:s/>l’on<text:s/>appele une méthode depuis une librairie,<text:s/>on<text:s/>la<text:s/>contrôle. Mais avec un framework, le contrôle est inversé: le framework<text:s/>nous<text:s/>appelle.</text:p>
      <text:list text:style-name="LFO1" text:continue-numbering="true">
        <text:list-item>
          <text:p text:style-name="P12">Qu’est-ce qu’un pattern de conception ?</text:p>
        </text:list-item>
      </text:list>
      <text:p text:style-name="Normal">Un pattern de conception est<text:s/>un arrangement caractéristique de modules, reconnu comme bonne pratique en réponse à un problème de conception d'un logiciel. Il décrit une solution standard, utilisable dans la conception de différents logiciels</text:p>
      <text:list text:style-name="LFO1" text:continue-numbering="true">
        <text:list-item>
          <text:p text:style-name="P13">Présentez le pattern Observer</text:p>
        </text:list-item>
      </text:list>
      <text:p text:style-name="Normal">Le Pattern Observer est un pattern de conception dans lequel un objet, nommé subject, maintient une liste d'Observers et les notifient à chaque changement d'état en appelant une de leurs<text:s/><text:soft-page-break/>méthodes. Ce pattern peut causer des fuites mémoires dans le cas où l'observer n'arrive pas à se désabonner s'il n'a plus rien à écouter.</text:p>
      <text:p text:style-name="Normal"/>
      <text:list text:style-name="LFO1" text:continue-numbering="true">
        <text:list-item>
          <text:p text:style-name="P14">Donnez le nom d’une librairie permettant de mettre en œuvre la programmation réactive dans ANGULAR</text:p>
        </text:list-item>
      </text:list>
      <text:p text:style-name="Normal">NGRX</text:p>
      <text:list text:style-name="LFO1" text:continue-numbering="true">
        <text:list-item>
          <text:p text:style-name="P15">Qu’est-ce qu’un Observable ?</text:p>
        </text:list-item>
      </text:list>
      <text:p text:style-name="Normal">Un Observable est objet de base de la programmation réactive. Il va permettre de créer des observables</text:p>
      <text:list text:style-name="LFO1" text:continue-numbering="true">
        <text:list-item>
          <text:p text:style-name="P16">Quelles sont les différences entre une Promise et un Observable ?</text:p>
        </text:list-item>
      </text:list>
      <text:p text:style-name="Normal">Un observable peut être répété. S'il a précédemment échoué,<text:s/>il peut réussir lors d'une nouvelle exécution future (à l'aide de retry()) plus tard. Tandis qu'une promise conserve en cache le résultat de sa première exécution.</text:p>
      <text:list text:style-name="LFO1" text:continue-numbering="true">
        <text:list-item>
          <text:p text:style-name="P17">Quelle est la différence entre From et of ?</text:p>
        </text:list-item>
      </text:list>
      <text:p text:style-name="Normal">of permet de créer un observable n'envoyant qu'une seule valeur.</text:p>
      <text:list text:style-name="LFO1" text:continue-numbering="true">
        <text:list-item>
          <text:p text:style-name="P18">A quoi sert un Pipe dans un Observable ?</text:p>
        </text:list-item>
      </text:list>
      <text:p text:style-name="Normal">A l’intérieur d’un pipe les méthodes suivantes permettent de créer un observable à partir d’un autre observable :</text:p>
      <text:p text:style-name="Normal">– La méthode<text:s/><text:span text:style-name="T19">map</text:span><text:s/>d‘un Observable prend des valeurs en entrée, les transforme et les renvoie en sortie.</text:p>
      <text:p text:style-name="Normal">– La méthode<text:s/><text:span text:style-name="T20">tap</text:span><text:s/>d‘un Observable permet de réaliser un traitement.</text:p>
      <text:p text:style-name="Normal">– La méthode<text:s/><text:span text:style-name="T21">filter</text:span><text:s/>d‘un Observable permet de filtrer les données d’un observable.</text:p>
      <text:list text:style-name="LFO1" text:continue-numbering="true">
        <text:list-item>
          <text:p text:style-name="P22">A quoi sert une méthode map dans un pipe ?</text:p>
        </text:list-item>
      </text:list>
      <text:p text:style-name="Normal">La méthode<text:s/><text:span text:style-name="T23">map</text:span><text:s/>d‘un Observable prend des valeurs en entrée, les transforme et les renvoie en sortie.</text:p>
      <text:list text:style-name="LFO1" text:continue-numbering="true">
        <text:list-item>
          <text:p text:style-name="P24">Comment filtrer les données dans un observable ?</text:p>
        </text:list-item>
      </text:list>
      <text:p text:style-name="Normal">La méthode<text:s/><text:span text:style-name="T25">filter</text:span><text:s/>d‘un Observable permet de filtrer les données d’un observable.</text:p>
      <text:list text:style-name="LFO1" text:continue-numbering="true">
        <text:list-item>
          <text:p text:style-name="P26">A quoi sert subscribe ?</text:p>
        </text:list-item>
      </text:list>
      <text:p text:style-name="Normal">Subscribe prend en paramètre l'observateur la fonction qui recevra les valeurs émises par l'observable.</text:p>
      <text:list text:style-name="LFO1" text:continue-numbering="true">
        <text:list-item>
          <text:p text:style-name="P27">Pourquoi faut-il appeler unsubsribe ?</text:p>
        </text:list-item>
      </text:list>
      <text:p text:style-name="Normal">Il est important d'unsubscribe les Observables dès qu'il n'y en a plus besoin afin d'éviter les fuites mémoire, la consommation inutile de CPU et les effets de bord associés à ces Observables "zombies".</text:p>
      <text:list text:style-name="LFO1" text:continue-numbering="true">
        <text:list-item>
          <text:p text:style-name="P28">Quel est le lien un Observable et un Pipe async ?</text:p>
        </text:list-item>
      </text:list>
      <text:p text:style-name="Normal">Le Pipe Async permet à la vue se mettre à jour dynamiquement en fonction d’un observable</text:p>
      <text:soft-page-break/>
      <text:list text:style-name="LFO1" text:continue-numbering="true">
        <text:list-item>
          <text:p text:style-name="P29">Comment lier une vue à un observable ?</text:p>
        </text:list-item>
      </text:list>
      <text:p text:style-name="Normal">A l’aide d’un pipe Async</text:p>
      <text:list text:style-name="LFO1" text:continue-numbering="true">
        <text:list-item>
          <text:p text:style-name="P30">Quel est rôle de la méthode reduce ?</text:p>
        </text:list-item>
      </text:list>
      <text:p text:style-name="Normal">La méthode réduce d‘un Observable permet d’agréger les valeurs envoyer dans le flux.</text:p>
      <text:list text:style-name="LFO1" text:continue-numbering="true">
        <text:list-item>
          <text:p text:style-name="P31">Quel est module permettant de gérer les échanges http ?</text:p>
        </text:list-item>
      </text:list>
      <text:p text:style-name="Normal">Angular propose un service HttpClient qui dédié aux requêtes http</text:p>
      <text:list text:style-name="LFO1" text:continue-numbering="true">
        <text:list-item>
          <text:p text:style-name="P32">Comment appeler une API en utilisant ce module ?</text:p>
        </text:list-item>
      </text:list>
      <text:p text:style-name="Normal">HttpClient dans @angular/common/http offre une API HTTP client simplifiée pour les applications Angular qui repose sur l'interface XMLHttpRequest exposée par les navigateurs.</text:p>
      <text:list text:style-name="LFO1" text:continue-numbering="true">
        <text:list-item>
          <text:p text:style-name="P33">Quelles sont les différences entre des Formulaires en Reactive Forms et en NgModel ?</text:p>
        </text:list-item>
      </text:list>
      <text:p text:style-name="Normal">Les formulaires basés sur des modèles utilisent le "FormsModule", tandis que les formulaires réactifs sont basés sur "ReactiveFormsModule".</text:p>
      <text:list text:style-name="LFO1" text:continue-numbering="true">
        <text:list-item>
          <text:p text:style-name="P34">Quel est le rôle d’un FormControl ?</text:p>
        </text:list-item>
      </text:list>
      <text:p text:style-name="Normal">Un FormControl est une directive utilisée pour créer une instance de FormControl que vous pouvez utiliser pour suivre l'état d'un élément de formulaire particulier et son état de validation.</text:p>
      <text:p text:style-name="Normal">Les formulaires basés sur des modèles sont de nature asynchrone, tandis que les formulaires réactifs sont principalement synchrones.</text:p>
      <text:p text:style-name="Normal">Dans une approche basée sur un modèle, la majeure partie de la logique est dirigée à partir du modèle, tandis que dans une approche axée sur la réactivité, la logique réside principalement dans le code du composant ou du manuscrit. Commençons par générer un composant, puis nous mettrons à jour notre code de formulaire.</text:p>
      <text:list text:style-name="LFO1" text:continue-numbering="true">
        <text:list-item>
          <text:p text:style-name="P35">Quel est le rôle d’un FormFroup ?</text:p>
        </text:list-item>
      </text:list>
      <text:p text:style-name="Normal">Les FormGroup permettent de regrouper des "controls" afin de simplifier l'implémentation, récupérer la valeur groupée des "controls" ou encore appliquer des validateurs au groupe.</text:p>
      <text:list text:style-name="LFO1" text:continue-numbering="true">
        <text:list-item>
          <text:p text:style-name="P36">Comment Définir un Validator ?</text:p>
        </text:list-item>
      </text:list>
      <text:p text:style-name="Normal">Les validator sont utilisés pour valider la saisie de l'utilisateur et s'assurer qu'elle est complète et correcte.</text:p>
      <text:p text:style-name="Normal">firstName: ['', Validators.required]</text:p>
      <text:list text:style-name="LFO1" text:continue-numbering="true">
        <text:list-item>
          <text:p text:style-name="P37">Comment observer les changements des valeurs ?</text:p>
        </text:list-item>
      </text:list>
      <text:p text:style-name="Normal"><text:span text:style-name="T38">A l’aide d’un Reactive Form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Paragraphedeliste" style:display-name="Paragraphe de liste" style:family="paragraph" style:parent-style-name="Normal">
      <style:paragraph-properties fo:margin-left="0.5in">
        <style:tab-stops/>
      </style:paragraph-properties>
      <style:text-properties fo:hyphenate="false"/>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footer>
        <text:p text:style-name="Pieddepage">RODRIGUEZ Luca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Lucas</meta:initial-creator>
    <dc:creator>Lucas</dc:creator>
    <meta:creation-date>2020-10-08T12:25:00Z</meta:creation-date>
    <dc:date>2020-10-08T13:23:00Z</dc:date>
    <meta:template xlink:href="Normal" xlink:type="simple"/>
    <meta:editing-cycles>1</meta:editing-cycles>
    <meta:editing-duration>PT3480S</meta:editing-duration>
    <meta:document-statistic meta:page-count="3" meta:paragraph-count="11" meta:word-count="920" meta:character-count="5969" meta:row-count="42" meta:non-whitespace-character-count="5060"/>
  </office:meta>
</office:document-meta>
</file>